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000000"/>
    </style:style>
    <style:style style:name="P4" style:family="paragraph" style:parent-style-name="Standard">
      <style:paragraph-properties style:line-height-at-least="0.198in"/>
      <style:text-properties fo:color="#569cd6" loext:opacity="100%" style:font-name="Droid Sans Mono" fo:font-size="10.5pt" fo:font-weight="bold" fo:background-color="#1f1f1f"/>
    </style:style>
    <style:style style:name="P5" style:family="paragraph" style:parent-style-name="Standard" style:master-page-name="HTML">
      <style:paragraph-properties style:line-height-at-least="0.198in" fo:text-align="center" style:justify-single-word="false" style:page-number="auto"/>
      <style:text-properties fo:color="#569cd6" loext:opacity="100%" style:font-name="Droid Sans Mono" fo:font-size="10.5pt" fo:font-weight="bold" fo:background-color="#1f1f1f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top="0in" fo:margin-bottom="0.1965in" style:contextual-spacing="false" style:line-height-at-least="0.198in"/>
    </style:style>
    <style:style style:name="P8" style:family="paragraph" style:parent-style-name="Standard" style:list-style-name="black">
      <style:paragraph-properties style:line-height-at-least="0.198in"/>
    </style:style>
    <style:style style:name="P9" style:family="paragraph" style:parent-style-name="Standard">
      <style:paragraph-properties style:line-height-at-least="0.198in"/>
      <style:text-properties fo:color="#000000" loext:opacity="100%" fo:background-color="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" style:family="text">
      <style:text-properties fo:color="#6a9955" loext:opacity="100%"/>
    </style:style>
    <style:style style:name="T4" style:family="text">
      <style:text-properties fo:font-style="italic"/>
    </style:style>
    <style:style style:name="T5" style:family="text">
      <style:text-properties fo:color="#6796e6" loext:opacity="100%"/>
    </style:style>
    <style:style style:name="T6" style:family="text">
      <style:text-properties fo:color="#ce9178" loext:opacity="100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# Moogle!</text:p>
      <text:p text:style-name="P4"/>
      <text:p text:style-name="P4">![](<text:span text:style-name="T1">moogle.png</text:span>)</text:p>
      <text:p text:style-name="P6"/>
      <text:p text:style-name="P1"><text:span text:style-name="T3">&gt;</text:span> Proyecto de Programación I.</text:p>
      <text:p text:style-name="P1"><text:span text:style-name="T3">&gt;</text:span> Facultad de Matemática y Computación - Universidad de La Habana.</text:p>
      <text:p text:style-name="P1"><text:span text:style-name="T3">&gt;</text:span> Cursos 2021, 2022.</text:p>
      <text:p text:style-name="P6"/>
      <text:p text:style-name="P1">Moogle! es una aplicación <text:span text:style-name="T4">*totalmente original*</text:span> cuyo propósito es buscar inteligentemente un texto en un conjunto de documentos.</text:p>
      <text:p text:style-name="P6"/>
      <text:p text:style-name="P1">Es una aplicación web, desarrollada con tecnología .NET Core 6.0, específicamente usando Blazor como <text:span text:style-name="T4">*framework*</text:span> web para la interfaz gráfica, y en el lenguaje C#.</text:p>
      <text:p text:style-name="P1">La aplicación está dividida en dos componentes fundamentales:</text:p>
      <text:p text:style-name="P6"/>
      <text:p text:style-name="P1"><text:span text:style-name="T5">-</text:span> <text:span text:style-name="T6">`MoogleServer`</text:span> es un servidor web que renderiza la interfaz gráfica y sirve los resultados.</text:p>
      <text:p text:style-name="P1"><text:span text:style-name="T5">-</text:span> <text:span text:style-name="T6">`MoogleEngine`</text:span> es una biblioteca de clases donde está implementada la lógica del algoritmo de búsqueda.</text:p>
      <text:p text:style-name="P6"/>
      <text:p text:style-name="P1"><text:span text:style-name="T5">-</text:span> <text:span text:style-name="T6">`MoogleEngine`</text:span> esta compuesta por 6 clases principales:</text:p>
      <text:p text:style-name="P6"/>
      <text:p text:style-name="P1">-Moogle.</text:p>
      <text:p text:style-name="P1">-Leer.</text:p>
      <text:p text:style-name="P1">-Documentos.</text:p>
      <text:p text:style-name="P1">-Query.</text:p>
      <text:p text:style-name="P1">-Searchitem.</text:p>
      <text:p text:style-name="P1">-searchResult.</text:p>
      <text:p text:style-name="P6"/>
      <text:p text:style-name="P1">La static class Moogle es la clase principal y es donde se ejecuta el la mayor parte del programa.Tiene </text:p>
      <text:p text:style-name="P1">como objetivo crear un tipo SearchResult de acuerdo a la busqueda introducida por el usuario.</text:p>
      <text:p text:style-name="P1">Entre las propiedades de la clase Moogle se encuentran:</text:p>
      <text:p text:style-name="P7"/>
      <text:p text:style-name="P1">public static int cantidadDeDocumentos //como lo dice su nombre almacena la cantidad de documentos en la base de datos.</text:p>
      <text:p text:style-name="P6"/>
      <text:p text:style-name="P1">public static Documento[] documentos // arreglo de variables de Tipo Documento.</text:p>
      <text:p text:style-name="P6"/>
      <text:p text:style-name="P1">puublic static Dictionary&lt;string, float&gt; IDF // diccionario que se utilizara como vector IDF de todas las palabras de todos los documentos.</text:p>
      <text:p text:style-name="P6"/>
      <text:p text:style-name="P1">Entre sus metodos encontramos:</text:p>
      <text:p text:style-name="P6"/>
      <text:p text:style-name="P1">- static void ConstruirDocumentos() // es la encargada de crear todoass los documentos del Documento[] documentos.</text:p>
      <text:p text:style-name="P6"/>
      <text:p text:style-name="P1">-public static void LlenarIDF() // llena el vector IDF con los adecuados de los documentos.</text:p>
      <text:p text:style-name="P6"/>
      <text:p text:style-name="P1">-public static void CrearTF_IDF() // encargado de llenar los vectores TF_IDF de cada documento.</text:p>
      <text:p text:style-name="P6"/>
      <text:p text:style-name="P1"><text:soft-page-break/>-public static float CalcularScore(Documento A, Query B) //es el encargado de asignarle un score a cada documento utilizando el metodo de similitud de cosenos entre los vectores TF_IDF de la cuery y el documento.</text:p>
      <text:p text:style-name="P6"/>
      <text:p text:style-name="P1">-static string Snippet(Documento A, Query B) // con este metodo creamos el snippet correspondiente a la palabra de mayor relevancia de un documento con respecto a la query.Para mas detalles vease el codigo.</text:p>
      <text:p text:style-name="P6"/>
      <text:p text:style-name="P1">-ademas hay metodos como son </text:p>
      <text:p text:style-name="P1">static bool ComprobarNoPuedenEstar(Documento A, Query B) static bool ComprobarTienenQueEstar(Documento A, Query B)</text:p>
      <text:p text:style-name="P1">static bool SonIguales(string A, string B)</text:p>
      <text:p text:style-name="P1">static void Agregar(List&lt;SearchItem&gt; A, SearchItem B)</text:p>
      <text:p text:style-name="P7"/>
      <text:p text:style-name="P1">//que se emplean para comprobar que dos string son iguales y para verificar que los documentos contienen o no a los elementos deseados, asi como agregar de forma inteligente nuevos elementos a la lista de reultados.</text:p>
      <text:p text:style-name="P6"/>
      <text:p text:style-name="P1">tambien esyta el metodo :</text:p>
      <text:p text:style-name="P6"/>
      <text:p text:style-name="P1">public static SearchResult Query(string query) // en el cual se llama al constructor de la query. Y donde a demas se crea el arreglo con los searchitems que se daran como respuesta.</text:p>
      <text:p text:style-name="P7"/>
      <text:p text:style-name="P1">LA CLASE LEER.</text:p>
      <text:p text:style-name="P9"/>
      <text:p text:style-name="P3">Esta clase tiene como propiedades:</text:p>
      <text:p text:style-name="P6"/>
      <text:p text:style-name="P1">-const string direccion = @"/home/dario/Desktop/Programs/moogle/moogle/Content"; // que es la direccion donde esyta la base de datos de los .txt</text:p>
      <text:p text:style-name="P1">ademas tiene como propiedades:</text:p>
      <text:p text:style-name="P6"/>
      <text:p text:style-name="P1">-public static string[] DocumentosaLeer = new string[] { };</text:p>
      <text:p text:style-name="P1">//que se encarga de guardar los nombres de los documentos a leer , y q dichos nombres seran pasados com parametros para la construccion de los documentos en el metodo static void ConstruirDocumentos() de la clase Moogle.</text:p>
      <text:p text:style-name="P6"/>
      <text:p text:style-name="P1">-public static void ObtenerTextos() //que se encarga de leer el .txt y guardar todo su contenido como un string.</text:p>
      <text:p text:style-name="P6"/>
      <text:p text:style-name="P1">ta,bien esta el metodo </text:p>
      <text:p text:style-name="P1">public static string[] Dividir(string A) // q se encarga de coger el string q devuekve ObtenerTextos y dividirlo en palabras , obviando a los caracteres innecesarios.</text:p>
      <text:p text:style-name="P6"/>
      <text:p text:style-name="P1">LA CLASE DOCUMENTO</text:p>
      <text:p text:style-name="P6"/>
      <text:p text:style-name="P1">como bien lo dice su nombre es la clase q representa de manera abstracta lo q seria cada documento, almacenando como propiedades:</text:p>
      <text:list xml:id="list1493488491" text:style-name="black">
        <text:list-item>
          <text:p text:style-name="P8"/>
        </text:list-item>
      </text:list>
      <text:p text:style-name="P6"><text:span text:style-name="T2">-public string titulo;</text:span></text:p>
      <text:p text:style-name="P1"><text:soft-page-break/>-public string texto;</text:p>
      <text:p text:style-name="P6"/>
      <text:p text:style-name="P1">-public string[] TodasLasPalabras; // es el valor devuelto por el metodo Dividir de la clase Leer cuando se le pasa como parametro el texto de este documento</text:p>
      <text:p text:style-name="P6"/>
      <text:p text:style-name="P1">public Dictionary&lt;string, int&gt; palabras; // cada llave de este diccionario representa una palabra del documento y el cvalor asociado a cada llave(palabra) es la cantidad de veces q se repite dicha palabra en el doc.Este vector sera de vital importancia en la construccion del vector TF_IDF.</text:p>
      <text:p text:style-name="P6"/>
      <text:p text:style-name="P1">public Dictionary&lt;string, float&gt; TF_IDF; //este diccionario es la representacion abstracta del vector TF*IDF que es necesario para realizar la similitud de cosenos.Este diccionario tiene las mismas llaves q el diccionario palabras , solo q en este a cada una de las llaves se le asocia el valor del TF*IDF de la llave.</text:p>
      <text:p text:style-name="P1">es importante llenar este "vetor" luego de haber calculado los valores del TF y de IDF ;</text:p>
      <text:p text:style-name="P6"/>
      <text:p text:style-name="P1">public float score = new float(); //este score mide que tan relevante es este documento a la busqueda realizada.</text:p>
      <text:p text:style-name="P6"/>
      <text:p text:style-name="P1">Los metodos de esta clase son solo dos </text:p>
      <text:p text:style-name="P6"/>
      <text:p text:style-name="P1">public void LlenarPalabras()</text:p>
      <text:p text:style-name="P1">public void LlenarTF_IDF()</text:p>
      <text:p text:style-name="P6"/>
      <text:p text:style-name="P1">que como lo dice sus nombres son los encargados de darle los valores a los "vectores" palabras y TF_IDF.</text:p>
      <text:p text:style-name="P6"/>
      <text:p text:style-name="P1">LA CLASE QUERY</text:p>
      <text:p text:style-name="P6"/>
      <text:p text:style-name="P1">esta clase es muy parecida a la clase Documento debido a sus propiedades y metodos </text:p>
      <text:p text:style-name="P6"/>
      <text:p text:style-name="P1">Propiedades:</text:p>
      <text:p text:style-name="P6"/>
      <text:p text:style-name="P1">string texto; // lo mismo q para los documentos pero este guarda el texto de la query</text:p>
      <text:p text:style-name="P1">string[] TodasLasPalabras; // ...XD</text:p>
      <text:p text:style-name="P1">string[] TodasLasPalabrasConCaracteres; //</text:p>
      <text:p text:style-name="P1">public Dictionary&lt;string, int&gt; palabras; // ... </text:p>
      <text:p text:style-name="P1">public List&lt;string&gt; TienenQueEstar = new </text:p>
      <text:p text:style-name="P1">// </text:p>
      <text:p text:style-name="P1">List&lt;string&gt;();</text:p>
      <text:p text:style-name="P1">public List&lt;string&gt; NoPuedenEstar = new List&lt;string&gt;();</text:p>
      <text:p text:style-name="P2"><text:line-break/><text:line-break/><text:line-break/><text:line-break/></text:p>
      <text:p text:style-name="P1">El tipo <text:span text:style-name="T6">`SearchResult`</text:span> recibe en su constructor dos argumentos: <text:span text:style-name="T6">`items`</text:span> y <text:span text:style-name="T6">`suggestion`</text:span>. El parámetro <text:span text:style-name="T6">`items`</text:span> es un array de objetos de tipo <text:span text:style-name="T6">`SearchItem`</text:span>. Cada uno de estos objetos representa un posible documento que coincide al menos parcialmente con la consulta en <text:span text:style-name="T6">`query`</text:span>.</text:p>
      <text:p text:style-name="P6"/>
      <text:p text:style-name="P1"><text:soft-page-break/>Cada <text:span text:style-name="T6">`SearchItem`</text:span> recibe 3 argumentos en su constructor: <text:span text:style-name="T6">`title`</text:span>, <text:span text:style-name="T6">`snippet`</text:span> y <text:span text:style-name="T6">`score`</text:span>. El parámetro <text:span text:style-name="T6">`title`</text:span> debe ser el título del documento (el nombre del archivo de texto correspondiente). El parámetro <text:span text:style-name="T6">`snippet`</text:span> debe contener una porción del documento donde se encontró el contenido del <text:span text:style-name="T6">`query`</text:span>. El parámetro <text:span text:style-name="T6">`score`</text:span> tendrá un valor de tipo <text:span text:style-name="T6">`float`</text:span> que será más alto mientras más relevante sea este item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lack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03:52:30.267245957</meta:creation-date>
    <dc:date>2023-05-09T04:01:33.871483236</dc:date>
    <meta:editing-duration>PT9M6S</meta:editing-duration>
    <meta:editing-cycles>1</meta:editing-cycles>
    <meta:document-statistic meta:table-count="0" meta:image-count="0" meta:object-count="0" meta:page-count="4" meta:paragraph-count="73" meta:word-count="950" meta:character-count="6074" meta:non-whitespace-character-count="5184"/>
    <meta:generator>LibreOffice/7.3.7.2$Linux_X86_64 LibreOffice_project/30$Build-2</meta:generator>
  </office:meta>
</office:document-meta>
</file>